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0" style:parent-style-name="Standardnípísmoodstavce" style:family="text">
      <style:text-properties fo:font-style="italic" style:font-style-asian="italic"/>
    </style:style>
    <style:style style:name="P21" style:parent-style-name="Základnítext" style:family="paragraph">
      <style:text-properties fo:font-style="italic" style:font-style-asian="italic"/>
    </style:style>
    <style:style style:name="P22" style:parent-style-name="Základnítext" style:family="paragraph">
      <style:text-properties fo:font-style="italic" style:font-style-asian="italic"/>
    </style:style>
    <style:style style:name="P23" style:parent-style-name="Základnítext" style:family="paragraph">
      <style:text-properties fo:font-style="italic" style:font-style-asian="italic"/>
    </style:style>
    <style:style style:name="P24" style:parent-style-name="Základnítext" style:family="paragraph">
      <style:text-properties fo:font-style="italic" style:font-style-asian="italic"/>
    </style:style>
    <style:style style:name="P25" style:parent-style-name="Základnítext" style:family="paragraph">
      <style:text-properties fo:font-style="italic" style:font-style-asian="italic"/>
    </style:style>
    <style:style style:name="P26" style:parent-style-name="Základnítext" style:family="paragraph">
      <style:text-properties fo:font-style="italic" style:font-style-asian="italic"/>
    </style:style>
    <style:style style:name="P27" style:parent-style-name="Základnítext" style:family="paragraph">
      <style:text-properties fo:font-style="italic" style:font-style-asian="italic"/>
    </style:style>
    <style:style style:name="P28" style:parent-style-name="Základnítext" style:family="paragraph">
      <style:text-properties fo:font-style="italic" style:font-style-asian="italic"/>
    </style:style>
    <style:style style:name="P29" style:parent-style-name="Základnítext" style:family="paragraph">
      <style:text-properties fo:font-style="italic" style:font-style-asian="italic"/>
    </style:style>
    <style:style style:name="P30" style:parent-style-name="Základnítext" style:family="paragraph">
      <style:text-properties fo:font-style="italic" style:font-style-asian="italic"/>
    </style:style>
    <style:style style:name="P31" style:parent-style-name="Základnítext" style:family="paragraph">
      <style:text-properties fo:font-style="italic" style:font-style-asian="italic"/>
    </style:style>
    <style:style style:name="P32" style:parent-style-name="Základnítext" style:family="paragraph">
      <style:text-properties fo:font-style="italic" style:font-style-asian="italic"/>
    </style:style>
    <style:style style:name="T33" style:parent-style-name="Standardnípísmoodstavce" style:family="text">
      <style:text-properties fo:font-style="italic" style:font-style-asian="italic"/>
    </style:style>
    <style:style style:name="T34" style:parent-style-name="Standardnípísmoodstavce" style:family="text">
      <style:text-properties fo:font-style="italic" style:font-style-asian="italic"/>
    </style:style>
    <style:style style:name="T35" style:parent-style-name="Standardnípísmoodstavce" style:family="text">
      <style:text-properties fo:font-style="italic" style:font-style-asian="italic"/>
    </style:style>
    <style:style style:name="P36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7" style:parent-style-name="Číslovanýseznam" style:family="paragraph"/>
    <style:style style:name="T38" style:parent-style-name="instrukce" style:family="text">
      <style:text-properties style:use-window-font-color="true"/>
    </style:style>
    <style:style style:name="P39" style:parent-style-name="Základnítext" style:family="paragraph">
      <style:text-properties fo:background-color="#FFFF00"/>
    </style:style>
    <style:style style:name="P40" style:parent-style-name="Základnítext" style:family="paragraph">
      <style:text-properties fo:background-color="#FFFF00"/>
    </style:style>
    <style:style style:name="P41" style:parent-style-name="Základnítext" style:family="paragraph">
      <style:text-properties fo:background-color="#FFFF00"/>
    </style:style>
    <style:style style:name="T42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/2019<text:bookmark-end text:name="Text14"/></text:p>
            <text:p text:style-name="Normální">KVOP-6917/2019<text:bookmark-end text:name="Text2"/></text:p>
            <text:p text:style-name="Normální"><text:bookmark-start text:name="Text6"/>11. 0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<text:s/>informace a rozhodnutí o částečném odmítnutí žádosti</text:h>
      <text:p text:style-name="Základnítext">Vážený pane P.,</text:p>
      <text:p text:style-name="Základnítext">dne 9. ledna 2019 byla do Kanceláře veřejného ochránce práv doručena Vaše žádost podle zákona č. 106/1999 Sb., o svobodném přístupu k informacím, ve znění pozdějších předpisů, doplněná<text:s/>dne 5. února 2019, kterou žádáte:</text:p>
      <text:list text:style-name="LFO3_1" text:continue-numbering="true">
        <text:list-item>
          <text:p text:style-name="P18">anonymizované znění stanoviska veřejného ochránce práv sp. zn. 1229/2008/VOP/MČ</text:p>
        </text:list-item>
        <text:list-item>
          <text:p text:style-name="P19">anonymizovaný spisový materiál vztahující se k výše uvedenému stanovisku</text:p>
        </text:list-item>
      </text:list>
      <text:p text:style-name="Základnítext">Ve smyslu zákona o svobodném přístupu k informacím,<text:s/><text:span text:style-name="Silné">se poskytují níž</text:span><text:span text:style-name="Silné">e uvedené informace</text:span>:</text:p>
      <text:p text:style-name="Základnítext">K bodu č. 1</text:p>
      <text:p text:style-name="Základnítext"><text:span text:style-name="T20">Průběžná zpráva o výsledku šetření ze dne 15. dubna 2009, sp. zn. 1229/2008/VOP/MČ</text:span></text:p>
      <text:p text:style-name="Základnítext">K bodu č. 2</text:p>
      <text:p text:style-name="P21">Návrh na zahájení šetření ze dne 27. února 2008</text:p>
      <text:p text:style-name="P22">Úřední záznam z místního šetření ze dne 27. února 2008</text:p>
      <text:p text:style-name="P23">Vyrozumění stěžovatele o<text:s/>zahájení šetření ze dne 7. března 2008</text:p>
      <text:p text:style-name="P24">Vyrozumění ředitele Věznice Valdice o zahájení šetření ze dne 7. března 2008</text:p>
      <text:p text:style-name="P25">Vyjádření ředitele Věžnice Valdice ze dne 13. března 2008</text:p>
      <text:p text:style-name="P26">Úřední záznam z místního šetření ze dne 4. září 2008</text:p>
      <text:p text:style-name="P27">Průběžná zpráva o výsledku šetření ze dne 15. dubna 2009</text:p>
      <text:p text:style-name="P28">Výzva řediteli Věznice Valdice k vyjádření ke zprávě o výsledku šetření ze dne 15. dubna 2009</text:p>
      <text:p text:style-name="P29">Vyjádření ředitele Věznice Valdice ke zprávě o výsledku šetření ze dne 27. dubna 2009</text:p>
      <text:p text:style-name="P30">Úřední záznam z místního šetření ze dne 4. května 2009</text:p>
      <text:soft-page-break/>
      <text:p text:style-name="P31">Vyrozumění stěžovatele o ukončení šetření ze dne 11. května 2009</text:p>
      <text:p text:style-name="P32">Vyrozumění ředitele Věznice Valdice o ukončení šetření ze dne 11. května 2009</text:p>
      <text:p text:style-name="Základnítext">Ostatní spisový materiál, konkrétně<text:s/><text:span text:style-name="T33">podnět stěžovatele ze dne 4. 2. 2008</text:span><text:s/>a<text:s/><text:span text:style-name="T34">dopis stěžovatele adresovaný ře</text:span><text:span text:style-name="T35">diteli Věznice Valdice ze dne 8. 4. 2009</text:span>, nelze poskytnout, blíže viz rozhodnutí o odmítnutí informací.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č. 106/1999 Sb., o svobodném přístupu k informacím, ve znění pozdějších předpisů, a současně jako osoba pověřená v souladu s ustanovením § 25 odst. 2 zákona č. 349/1999 Sb., o veřejném ochránci práv, ve znění pozdějších předpisů, veřejným ochráncem práv k plnění povinností veřejného ochránce práv podle<text:s/>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částečně odmítá</text:span><text:s/>žádost pana J.<text:s/>P., nar.<text:s/>xxx,<text:s/>x,<text:s/>xx, ze dne 9. ledna 2019 podle ustanovení § 11 odst. 3 zákona o svobodném přístupu k informacím.</text:p>
      <text:h text:style-name="Nadpis1" text:outline-level="1">Odůvodnění</text:h>
      <text:p text:style-name="Základnítext">Dne 9. ledna 2019 se na Kancelář<text:s/>veřejného ochránce práv obrátil žadatel s žádostí o poskytnutí informace podle zákona o svobodném přístupu k informacím, která byla na výzvu Kanceláře veřejného ochránce práv doplněna dne 5. února 2019.</text:p>
      <text:p text:style-name="Základnítext">Žadatel požadoval následující informace:</text:p>
      <text:list text:style-name="LFO3_1">
        <text:list-item text:start-value="1">
          <text:p text:style-name="P36">anonymizované znění stanoviska veřejného ochránce práv sp. zn. 1229/2008/VOP/MČ,</text:p>
        </text:list-item>
        <text:list-item>
          <text:p text:style-name="P37">anonymizovaný spisový materiál vztahující se k výše uvedenému stanovisku.</text:p>
        </text:list-item>
      </text:list>
      <text:p text:style-name="Základnítext">V souladu s ustanovením<text:s/><text:span text:style-name="T38">§ 11 odst. 3 zákona o svobodném přístupu k informacím</text:span><text:span text:style-name="instrukce"><text:s/></text:span>byla žádost, co do druhého bodu, částečně odmítnuta, a to v rozsahu informací stěžovatele, které byly součástí žadatelem požadovaného spisového materiálu. Konkrétně se jedná o podnět stěžovatele adresovaný veřejnému ochránci práv ze dne 4. 2. 2008 a dopis stěžovatele adresovaný řediteli Věznice Valdice ze dne 8. 4. 2009. Tyto informace totiž Kancelář veřejného ochránce práv získala od třetí osoby při plnění úkolů v rámci výkonu činnosti dle ustanovení § 1 odst. 1 zákona č. 349/1999 Sb., o veřejném ochránci práv, ve znění pozdějších předpisů,<text:s/>a které dle ustanovení § 7 odst. 2 zákona o veřejném ochránci práv podléhají mlčenlivosti.</text:p>
      <text:p text:style-name="Základnítext">Požadované informace, vyjma výše uvedených, byly žadateli poskytnuty a doručeny spolu s tímto rozhodnutím. Kancelář veřejného ochránce práv žadateli poskytla také spisový materiál, jehož původcem je Vězeňská služba ČR, Věznice Valdice. Tento postup je přitom zcela v souladu s ustálenou judikaturou správních soudů (viz např. rozsudek Městského<text:s/><text:soft-page-break/>soudu v Praze sp. zn. 7 Af 46/2010 a rozsudek Krajského soudu v Brně sp. zn. 29 A 34/2013), když se sice jedná o informace získané od třetí osoby v rámci již zmíněné činnosti Kanceláře veřejného ochránce práv, avšak tato osoba je současně povinným subjektem ve smyslu ustanovení § 2 zákona o svobodném přístupu k informacím. Opačný<text:s/>postup by byl v rozporu s účelem a smyslem právní úpravy poskytování informací, neboť disponují-li dva povinné subjekty stejnými informacemi, je nepochybně bezvýznamné, na který z nich se žadatel obrátí se žádostí o jejich poskytnutí (viz rozsudek Nejvyššího správního soudu sp. zn. 2 As 66/2013).</text:p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a xlink:href="https://www.ochrance.cz/" office:target-frame-name="_top" xlink:show="replace"><text:span text:style-name="Hypertextovýodkaz">www.ochrance.cz</text:span></text:a>), podat ve lhůtě 15 dnů od jeho doručení odvolání k vedoucímu Kanceláře veřejného ochránce práv prostřednictvím ředitelky právní sekce.</text:p>
      <text:p text:style-name="Základnítext">S pozdravem</text:p>
      <text:p text:style-name="P39"/>
      <text:p text:style-name="P40"/>
      <text:p text:style-name="P41"/>
      <text:p text:style-name="podpis">Mgr. Petra Zdražilová v. r.</text:p>
      <text:p text:style-name="podpis">ředitelka právní sekce</text:p>
      <text:p text:style-name="podpis">(dopis je opatřen elektronickým podpisem)</text:p>
      <text:p text:style-name="Základnítext"/>
      <text:p text:style-name="Základnítext"/>
      <text:p text:style-name="Základnítext"/>
      <text:p text:style-name="Základnítext"/>
      <text:p text:style-name="Základnítext"/>
      <text:p text:style-name="Základnítext"><text:span text:style-name="T42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7TGS*</text:span></text:p>
        <text:p text:style-name="P12"><text:span text:style-name="T13">KVOPX0097TGS</text:span>KVOPX0097TG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05T10:13:00Z</meta:creation-date>
    <dc:date>2019-03-05T10:13:00Z</dc:date>
    <meta:print-date>2019-02-11T10:27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3" meta:paragraph-count="10" meta:word-count="761" meta:character-count="5247" meta:row-count="37" meta:non-whitespace-character-count="4496"/>
  </office:meta>
</office:document-meta>
</file>